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33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833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333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833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333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833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333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833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3333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list-style-name="LFO5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list-style-name="LFO5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5" style:family="paragraph">
      <style:paragraph-properties fo:text-align="justify"/>
    </style:style>
    <style:style style:name="P20" style:parent-style-name="Standard" style:list-style-name="LFO5" style:family="paragraph">
      <style:paragraph-properties fo:text-align="justify"/>
    </style:style>
    <style:style style:name="P21" style:parent-style-name="Standard" style:list-style-name="LFO5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list-style-name="LFO6" style:family="paragraph">
      <style:paragraph-properties fo:text-align="justify"/>
    </style:style>
    <style:style style:name="P25" style:parent-style-name="Standard" style:list-style-name="LFO6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P2">Pré e Pós Condições</text:p>
      <text:p text:style-name="Standard"/>
      <text:p text:style-name="Standard"/>
      <text:p text:style-name="Standard"/>
      <text:p text:style-name="P3">Pŕe condições:</text:p>
      <text:p text:style-name="P4">-<text:s/>O jogo deve receber ao longo de sua execução o input com os espaços onde cada jogador deseja jogar seu símbolo</text:p>
      <text:p text:style-name="P5">- O jogo deve receber um valor válido (1 a 9) referente às casas do tabuleiro</text:p>
      <text:p text:style-name="P6">- O jogo deve receber um valor de casa que ainda não foi ocupada</text:p>
      <text:p text:style-name="P7"/>
      <text:p text:style-name="P8">Pós condições:</text:p>
      <text:p text:style-name="P9">-<text:s/>O jogo finaliza, tendo como vencedor o jogador 1 ou o jogador 2, ou em empate, caso nenhum dos jogadores consiga formar uma tripla de símbolos</text:p>
      <text:p text:style-name="P10"/>
      <text:p text:style-name="P11"/>
      <text:p text:style-name="P12">A função<text:s/>promptJogador()<text:s/>trata da primeira pré condição.</text:p>
      <text:list text:style-name="LFO5" text:continue-numbering="true">
        <text:list-item>
          <text:p text:style-name="P13">É impressa no console uma mensagem pedindo ao jogador que entre com o valor referente à casa onde deseja jogar seu símbolo</text:p>
        </text:list-item>
      </text:list>
      <text:p text:style-name="P14"/>
      <text:p text:style-name="P15">A função RecebeEspaco() trata da segunda pré condição</text:p>
      <text:list text:style-name="LFO5" text:continue-numbering="true">
        <text:list-item>
          <text:p text:style-name="P16">O usuário entra com o valor da casa em que quer colocar seu símbolo, e então ocorre uma verificação para garantir que o valor é válido</text:p>
        </text:list-item>
      </text:list>
      <text:p text:style-name="P17"/>
      <text:p text:style-name="P18">A função VerificaEspaco() trata da terceira pré condição</text:p>
      <text:list text:style-name="LFO5" text:continue-numbering="true">
        <text:list-item>
          <text:p text:style-name="P19">É verificado se o espaço pedido pelo usuário já está ocupado com algum dos dois símbolos.</text:p>
        </text:list-item>
        <text:list-item>
          <text:p text:style-name="P20">Caso esteja, é impressa uma mensagem de erro pedindo ao jogador para escolher outra casa.</text:p>
        </text:list-item>
        <text:list-item>
          <text:p text:style-name="P21">Caso não esteja, a casa recebe o símbolo do jogador.</text:p>
        </text:list-item>
      </text:list>
      <text:p text:style-name="P22"/>
      <text:p text:style-name="P23">As funções ChecaVitoria(), congratulaVencedor() e empate() tratam da pós condição</text:p>
      <text:list text:style-name="LFO6" text:continue-numbering="true">
        <text:list-item>
          <text:p text:style-name="P24">A função checaVitoria() percorre as linhas, colunas e diagonais procurando uma tripla de símbolos iguais. Caso encontre, declara o Jogador daquele símbolo o vencedor, e a função congratulaVencedor() imprime uma mensagem de congratulação.</text:p>
        </text:list-item>
        <text:list-item>
          <text:p text:style-name="P25">Caso não seja encontrado vencedor após as 9 rodadas possíveis do jogo, uma mensagem de empate é impressa na tela.<?opendocument cursor-position?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333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833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333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833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333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833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333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833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333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elipe</meta:initial-creator>
    <dc:creator>Felipe</dc:creator>
    <meta:creation-date>2014-04-14T17:19:00Z</meta:creation-date>
    <dc:date>2017-04-11T19:58:00Z</dc:date>
    <meta:template xlink:href="Normal" xlink:type="simple"/>
    <meta:editing-cycles>1</meta:editing-cycles>
    <meta:editing-duration>PT1800S</meta:editing-duration>
    <meta:document-statistic meta:page-count="1" meta:paragraph-count="3" meta:word-count="242" meta:character-count="1552" meta:row-count="10" meta:non-whitespace-character-count="1313"/>
  </office:meta>
</office:document-meta>
</file>